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972cm" fo:min-width="2.357cm"/>
      <style:paragraph-properties style:writing-mode="lr-tb"/>
    </style:style>
    <style:style style:name="gr2" style:family="graphic" style:parent-style-name="standard">
      <style:graphic-properties svg:stroke-width="0.051cm" draw:marker-start-width="0.279cm" draw:marker-end-width="0.279cm" draw:fill="none" draw:textarea-horizontal-align="justify" draw:textarea-vertical-align="top" draw:auto-grow-height="false" fo:min-height="10.175cm" fo:min-width="15.9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42cm" fo:min-width="4.897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5" style:family="graphic" style:parent-style-name="standard">
      <style:graphic-properties draw:marker-start="Arrowheads_20_1" draw:marker-start-width="0.3cm" draw:marker-end="Arrowheads_20_2" draw:marker-end-width="0.3cm" draw:textarea-vertical-align="middle" fo:padding-bottom="0.737cm"/>
      <style:paragraph-properties style:writing-mode="lr-tb"/>
    </style:style>
    <style:style style:name="gr6" style:family="graphic" style:parent-style-name="standard">
      <style:graphic-properties draw:marker-start="Arrowheads_20_3" draw:marker-start-width="0.3cm" draw:marker-end="Arrowheads_20_4" draw:marker-end-width="0.3cm" draw:textarea-vertical-align="middle" fo:padding-top="0.78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1.822cm"/>
      <style:paragraph-properties style:writing-mode="lr-tb"/>
    </style:style>
    <style:style style:name="gr9" style:family="graphic" style:parent-style-name="standard">
      <style:graphic-properties draw:marker-start="Arrowheads_20_5" draw:marker-start-width="0.3cm" draw:marker-end="Arrowheads_20_6" draw:marker-end-width="0.3cm" draw:textarea-vertical-align="middle" fo:padding-bottom="0.737cm"/>
      <style:paragraph-properties style:writing-mode="lr-tb"/>
    </style:style>
    <style:style style:name="gr10" style:family="graphic" style:parent-style-name="standard">
      <style:graphic-properties draw:marker-start="Arrowheads_20_7" draw:marker-start-width="0.3cm" draw:marker-end="Arrowheads_20_8" draw:marker-end-width="0.3cm" draw:textarea-vertical-align="middle" fo:padding-bottom="0.737cm"/>
      <style:paragraph-properties style:writing-mode="lr-tb"/>
    </style:style>
    <style:style style:name="gr11" style:family="graphic" style:parent-style-name="standard">
      <style:graphic-properties draw:marker-start="Arrowheads_20_9" draw:marker-start-width="0.3cm" draw:marker-end="Arrowheads_20_10" draw:marker-end-width="0.3cm" draw:textarea-vertical-align="middle" fo:padding-bottom="0.7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1pt"/>
    </style:style>
    <style:style style:name="P7" style:family="paragraph">
      <loext:graphic-properties draw:fill="solid" draw:fill-color="#ffffff"/>
      <style:paragraph-properties fo:text-align="center"/>
      <style:text-properties fo:font-size="11pt" style:font-size-asian="12pt" style:font-size-complex="12pt"/>
    </style:style>
    <style:style style:name="P8" style:family="paragraph">
      <style:paragraph-properties fo:text-align="center"/>
      <style:text-properties fo:font-size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2.222cm" svg:x="0.7cm" svg:y="5.22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462cm" svg:height="10.477cm" svg:x="9.138cm" svg:y="0.78cm">
          <text:p text:style-name="P1">Server Machin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7cm" svg:height="3.392cm" svg:x="9.725cm" svg:y="4.69cm">
          <text:p text:style-name="P1">Reverse Proxy Serv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23cm" svg:height="0.635cm" svg:x="7.702cm" svg:y="5.542cm">
          <text:p text:style-name="P1"><text:span text:style-name="T1">Port 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23cm" svg:height="0.635cm" svg:x="7.702cm" svg:y="6.495cm">
          <text:p text:style-name="P1"><text:span text:style-name="T1">Port 443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592cm" svg:y1="5.86cm" svg:x2="7.72cm" svg:y2="5.86cm">
          <text:p text:style-name="P4"><text:span text:style-name="T2">HTTP</text:span></text:p>
        </draw:line>
        <draw:line draw:style-name="gr6" draw:text-style-name="P5" draw:layer="layout" svg:x1="3.592cm" svg:y1="6.795cm" svg:x2="7.72cm" svg:y2="6.795cm">
          <text:p text:style-name="P1"><text:span text:style-name="T2">HTTPS</text:span></text:p>
        </draw:line>
        <draw:custom-shape draw:style-name="gr7" draw:text-style-name="P1" draw:layer="layout" svg:width="5.08cm" svg:height="1.905cm" svg:x="20.202cm" svg:y="2.267cm">
          <text:p text:style-name="P1">Web App 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1.905cm" svg:x="20.202cm" svg:y="5.542cm">
          <text:p text:style-name="P1">Web App 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1.905cm" svg:x="20.202cm" svg:y="8.935cm">
          <text:p text:style-name="P1">Web App 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322cm" svg:height="0.635cm" svg:x="18.615cm" svg:y="2.902cm">
          <text:p text:style-name="P6"><text:span text:style-name="T3">Port 500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322cm" svg:height="0.635cm" svg:x="18.615cm" svg:y="6.177cm">
          <text:p text:style-name="P6"><text:span text:style-name="T3">Port 500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322cm" svg:height="0.635cm" svg:x="18.615cm" svg:y="9.577cm">
          <text:p text:style-name="P6"><text:span text:style-name="T3">Port 5002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122cm" svg:y1="5.442cm" svg:x2="18.615cm" svg:y2="3.22cm">
          <text:p text:style-name="P8"><text:span text:style-name="T4">HTTP</text:span></text:p>
        </draw:line>
        <draw:line draw:style-name="gr10" draw:text-style-name="P8" draw:layer="layout" svg:x1="15.122cm" svg:y1="6.495cm" svg:x2="18.615cm" svg:y2="6.495cm">
          <text:p text:style-name="P8"><text:span text:style-name="T4">HTTP</text:span></text:p>
        </draw:line>
        <draw:line draw:style-name="gr11" draw:text-style-name="P8" draw:layer="layout" svg:x1="15.122cm" svg:y1="7.447cm" svg:x2="18.615cm" svg:y2="9.987cm">
          <text:p text:style-name="P8"><text:span text:style-name="T4">HTTP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416cm" fo:page-height="12.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2:40:21.268102624</meta:creation-date>
    <dc:date>2025-01-03T23:53:07.002281504</dc:date>
    <meta:editing-duration>PT1H12M45S</meta:editing-duration>
    <meta:editing-cycles>2</meta:editing-cycles>
    <meta:generator>LibreOffice/7.4.7.2$Linux_X86_64 LibreOffice_project/40$Build-2</meta:generator>
    <meta:document-statistic meta:object-count="16"/>
  </office:meta>
</office:document-meta>
</file>